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été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habill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four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in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posa au loin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es;</text:span> <text:span text:style-name="T2">26</text:span> <text:span text:style-name="T1">de ayant dit cependant· au loin de les de d’autre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t aussi et bons· et fut rempli le mariage de se couchants de bas en haut.</text:span> <text:span text:style-name="T2">11</text:span> <text:span text:style-name="T1">Ayant venu à l'intérieur cependant le roi se contempler ceux se couchants de bas en haut vit là être humain non se ayant habillé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à table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habillè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t aussi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t aussi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habillé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couch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habill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aux table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ble liquid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habillè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été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de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Couch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couchette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couchette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orté soigneusement au dehors ayant été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in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habilla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été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in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inclinez de haut en bas eux tablées [comme si] de bas en haut cinquante.</text:span> <text:span text:style-name="T2">15</text:span> <text:span text:style-name="T1">et firent ainsi et in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in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moitié 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habill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four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aux tables se élisaient, disant vers eux·</text:span> <text:span text:style-name="T2">8</text:span> <text:span text:style-name="T1">lorsque le cas échéant que tu sois appelé sous de un quelconque envers mariages, ne pas que tu sois incliné de haut en bas envers la première place à table,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t aussi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habill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e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aux table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in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incliné déjà la journée. et vint à l'intérieur de ce rester avec à eux.</text:span> <text:span text:style-name="T2">30</text:span> <text:span text:style-name="T1">et se devint en à ce être in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habill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e cependant non ne pas que suivent, mais se fuiront au loin de lui, en ce que non ont su de les de d’autre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été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ble liquid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eur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eur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eur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eur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in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été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déposition de témoignage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t aussi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t aussi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t aussi eux en ce que avec à le à Iésous étaient,</text:span> <text:span text:style-name="T2">14</text:span> <text:span text:style-name="T1">le et aussi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sommier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rejoint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plus anciens et les lettré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dedan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t aussi·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habillé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été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t aussi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t aussi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période de trois années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oul Sao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t aussi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été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abstinence de froment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plongé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écart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t aussi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habill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habill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e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e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écart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t aussi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condamnés à mort,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habiller incorruptibilité et le mortel ce-ci se habiller intrépassibilité.</text:span> <text:span text:style-name="T2">54</text:span> <text:span text:style-name="T1">lorsque le cas échéant cependant le corruptible ce-ci que se habille incorruptibilité et le mortel ce-ci que se habill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revêtir désirants au-dessus,</text:span> <text:span text:style-name="T2">3</text:span> <text:span text:style-name="T1">si certes aussi se ayants habillés non nus nous serons trouvé.</text:span> <text:span text:style-name="T2">4</text:span> <text:span text:style-name="T1">aussi car ceux étants en à le à corps de tente nous soupirons étants alourdis, sur à lequel non nous voulons se dévêtir mais se re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e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e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habillâ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habille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fautez· le soleil ne pas couche sur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habill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habillé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habillé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habill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habillé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tarde,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été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couch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aussi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t aussi de mains, de redressement et aussi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e,</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in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t aussi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inclinèrent de d’autre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écart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fouineur·</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tarde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eur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énétrèrent à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habillé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habillé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habillé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343" meta:character-count="1178434" meta:non-whitespace-character-count="952076"/>
    <meta:generator>LibreOffice/7.2.4.1$Windows_X86_64 LibreOffice_project/27d75539669ac387bb498e35313b970b7fe9c4f9</meta:generator>
    <meta:user-defined meta:name="viewport">width=device-width, initial-scale=1</meta:user-defined>
  </office:meta>
</office:document-meta>
</file>